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528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528cm" fo:min-width="0.686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932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53cm" fo:min-width="0.686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9cm" svg:height="0.8cm" svg:x="9.799cm" svg:y="13.8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04cm" svg:height="0.8cm" svg:x="10.198cm" svg:y="13.8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1cm" svg:height="1.204cm" draw:transform="rotate (1.5707963267949) translate (10.198cm 16.24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99cm" svg:height="0.8cm" svg:x="11.401cm" svg:y="13.8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204cm" svg:height="0.802cm" svg:x="10.198cm" svg:y="15.0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1cm" svg:height="1.204cm" draw:transform="rotate (1.5707963267949) translate (10.198cm 15.044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51:25.651443804</meta:creation-date>
    <dc:date>2018-05-19T18:51:44.742363672</dc:date>
    <meta:editing-duration>PT19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